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ts.calculateLoad( Status sta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tats.calculateThreadLoad( Status sta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ats.calculateMemoryLoad( Status sta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ats.calculateStatus( Status sta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